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9.16pt"/>
    </style:style>
    <style:style style:name="co2" style:family="table-column">
      <style:table-column-properties fo:break-before="auto" style:column-width="535.95pt"/>
    </style:style>
    <style:style style:name="co3" style:family="table-column">
      <style:table-column-properties fo:break-before="auto" style:column-width="426.3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What pays for the cost of treating injuries, rehabilitation and sometimes lost wages and funeral expenses?</text:p>
          </table:table-cell>
          <table:table-cell office:value-type="string" calcext:value-type="string">
            <text:p>Medical coverage pays for the cost of treating injuries, rehabilitation and sometimes lost wages and funeral expenses.</text:p>
          </table:table-cell>
          <table:table-cell office:value-type="string" calcext:value-type="string">
            <text:p>Medical coverage</text:p>
          </table:table-cell>
          <table:table-cell office:value-type="float" office:value="2.49857772680243" calcext:value-type="float">
            <text:p>2.4985777268</text:p>
          </table:table-cell>
        </table:table-row>
        <table:table-row table:style-name="ro1">
          <table:table-cell office:value-type="string" calcext:value-type="string">
            <text:p>What is comprised of six different kinds of coverage?</text:p>
          </table:table-cell>
          <table:table-cell office:value-type="string" calcext:value-type="string">
            <text:p>An auto insurance policy is comprised of six different kinds of coverage.</text:p>
          </table:table-cell>
          <table:table-cell office:value-type="string" calcext:value-type="string">
            <text:p>an auto insurance policy</text:p>
          </table:table-cell>
          <table:table-cell office:value-type="float" office:value="2.4700104345399" calcext:value-type="float">
            <text:p>2.4700104345</text:p>
          </table:table-cell>
        </table:table-row>
        <table:table-row table:style-name="ro1">
          <table:table-cell office:value-type="string" calcext:value-type="string">
            <text:p>What pays for your legal responsibility to others for bodily injury or property damage?</text:p>
          </table:table-cell>
          <table:table-cell office:value-type="string" calcext:value-type="string">
            <text:p>Liability coverage pays for your legal responsibility to others for bodily injury or property damage.</text:p>
          </table:table-cell>
          <table:table-cell office:value-type="string" calcext:value-type="string">
            <text:p>liability coverage</text:p>
          </table:table-cell>
          <table:table-cell office:value-type="float" office:value="2.31813595388838" calcext:value-type="float">
            <text:p>2.3181359539</text:p>
          </table:table-cell>
        </table:table-row>
        <table:table-row table:style-name="ro1">
          <table:table-cell office:value-type="string" calcext:value-type="string">
            <text:p>What are for six months to a year?</text:p>
          </table:table-cell>
          <table:table-cell office:value-type="string" calcext:value-type="string">
            <text:p>Most auto policies are for six months to a year.</text:p>
          </table:table-cell>
          <table:table-cell office:value-type="string" calcext:value-type="string">
            <text:p>most auto policies</text:p>
          </table:table-cell>
          <table:table-cell office:value-type="float" office:value="2.28264341456483" calcext:value-type="float">
            <text:p>2.2826434146</text:p>
          </table:table-cell>
        </table:table-row>
        <table:table-row table:style-name="ro1">
          <table:table-cell office:value-type="string" calcext:value-type="string">
            <text:p>What pays for damage to or theft of your car?</text:p>
          </table:table-cell>
          <table:table-cell office:value-type="string" calcext:value-type="string">
            <text:p>Property coverage pays for damage to or theft of your car.</text:p>
          </table:table-cell>
          <table:table-cell office:value-type="string" calcext:value-type="string">
            <text:p>Property coverage</text:p>
          </table:table-cell>
          <table:table-cell office:value-type="float" office:value="2.24307011975261" calcext:value-type="float">
            <text:p>2.2430701198</text:p>
          </table:table-cell>
        </table:table-row>
        <table:table-row table:style-name="ro1">
          <table:table-cell office:value-type="string" calcext:value-type="string">
            <text:p>What is an auto insurance policy comprised of?</text:p>
          </table:table-cell>
          <table:table-cell office:value-type="string" calcext:value-type="string">
            <text:p>An auto insurance policy is comprised of six different kinds of coverage.</text:p>
          </table:table-cell>
          <table:table-cell office:value-type="string" calcext:value-type="string">
            <text:p>of six different kinds of coverage</text:p>
          </table:table-cell>
          <table:table-cell office:value-type="float" office:value="2.20120198017826" calcext:value-type="float">
            <text:p>2.2012019802</text:p>
          </table:table-cell>
        </table:table-row>
        <table:table-row table:style-name="ro1">
          <table:table-cell office:value-type="string" calcext:value-type="string">
            <text:p>What does liability coverage pay for your legal responsibility to others for?</text:p>
          </table:table-cell>
          <table:table-cell office:value-type="string" calcext:value-type="string">
            <text:p>Liability coverage pays for your legal responsibility to others for bodily injury or property damage.</text:p>
          </table:table-cell>
          <table:table-cell office:value-type="string" calcext:value-type="string">
            <text:p>for bodily injury or property damage</text:p>
          </table:table-cell>
          <table:table-cell office:value-type="float" office:value="2.13849672610836" calcext:value-type="float">
            <text:p>2.1384967261</text:p>
          </table:table-cell>
        </table:table-row>
        <table:table-row table:style-name="ro1">
          <table:table-cell office:value-type="string" calcext:value-type="string">
            <text:p>What does Medical coverage pay for?</text:p>
          </table:table-cell>
          <table:table-cell office:value-type="string" calcext:value-type="string">
            <text:p>Medical coverage pays for the cost of treating injuries, rehabilitation and sometimes lost wages and funeral expenses.</text:p>
          </table:table-cell>
          <table:table-cell office:value-type="string" calcext:value-type="string">
            <text:p>for the cost of treating injuries, rehabilitation and sometimes lost wages and funeral expenses</text:p>
          </table:table-cell>
          <table:table-cell office:value-type="float" office:value="2.13419672954373" calcext:value-type="float">
            <text:p>2.1341967295</text:p>
          </table:table-cell>
        </table:table-row>
        <table:table-row table:style-name="ro1">
          <table:table-cell office:value-type="string" calcext:value-type="string">
            <text:p>What does liability coverage pay for for bodily injury or property damage?</text:p>
          </table:table-cell>
          <table:table-cell office:value-type="string" calcext:value-type="string">
            <text:p>Liability coverage pays for your legal responsibility to others for bodily injury or property damage.</text:p>
          </table:table-cell>
          <table:table-cell office:value-type="string" calcext:value-type="string">
            <text:p>for your legal responsibility to others</text:p>
          </table:table-cell>
          <table:table-cell office:value-type="float" office:value="2.12152375893307" calcext:value-type="float">
            <text:p>2.1215237589</text:p>
          </table:table-cell>
        </table:table-row>
        <table:table-row table:style-name="ro1">
          <table:table-cell office:value-type="string" calcext:value-type="string">
            <text:p>What does Property coverage pay for?</text:p>
          </table:table-cell>
          <table:table-cell office:value-type="string" calcext:value-type="string">
            <text:p>Property coverage pays for damage to or theft of your car.</text:p>
          </table:table-cell>
          <table:table-cell office:value-type="string" calcext:value-type="string">
            <text:p>for damage to or theft of your car</text:p>
          </table:table-cell>
          <table:table-cell office:value-type="float" office:value="2.08997658409542" calcext:value-type="float">
            <text:p>2.0899765841</text:p>
          </table:table-cell>
        </table:table-row>
        <table:table-row table:style-name="ro1">
          <table:table-cell office:value-type="string" calcext:value-type="string">
            <text:p>When are most auto policies?</text:p>
          </table:table-cell>
          <table:table-cell office:value-type="string" calcext:value-type="string">
            <text:p>Most auto policies are for six months to a year.</text:p>
          </table:table-cell>
          <table:table-cell office:value-type="string" calcext:value-type="string">
            <text:p>for six months to a year</text:p>
          </table:table-cell>
          <table:table-cell office:value-type="float" office:value="2.0751720547774" calcext:value-type="float">
            <text:p>2.0751720548</text:p>
          </table:table-cell>
        </table:table-row>
        <table:table-row table:style-name="ro1">
          <table:table-cell office:value-type="string" calcext:value-type="string">
            <text:p>What provides property, liability and medical coverage:?</text:p>
          </table:table-cell>
          <table:table-cell office:value-type="string" calcext:value-type="string">
            <text:p>Auto insurance provides property, liability and medical coverage:</text:p>
          </table:table-cell>
          <table:table-cell office:value-type="string" calcext:value-type="string">
            <text:p>auto insurance</text:p>
          </table:table-cell>
          <table:table-cell office:value-type="float" office:value="2.05687820341467" calcext:value-type="float">
            <text:p>2.0568782034</text:p>
          </table:table-cell>
        </table:table-row>
        <table:table-row table:style-name="ro1">
          <table:table-cell office:value-type="string" calcext:value-type="string">
            <text:p>What does auto insurance provide:?</text:p>
          </table:table-cell>
          <table:table-cell office:value-type="string" calcext:value-type="string">
            <text:p>Auto insurance provides property, liability and medical coverage:</text:p>
          </table:table-cell>
          <table:table-cell office:value-type="string" calcext:value-type="string">
            <text:p>property, liability and medical coverage</text:p>
          </table:table-cell>
          <table:table-cell office:value-type="float" office:value="1.87173062104569" calcext:value-type="float">
            <text:p>1.871730621</text:p>
          </table:table-cell>
        </table:table-row>
        <table:table-row table:style-name="ro1">
          <table:table-cell office:value-type="string" calcext:value-type="string">
            <text:p>What agrees to pay your losses as defined in your policy?</text:p>
          </table:table-cell>
          <table:table-cell office:value-type="string" calcext:value-type="string">
            <text:p>You agree to pay the premium and the insurance company agrees to pay your losses as defined in your policy.</text:p>
          </table:table-cell>
          <table:table-cell office:value-type="string" calcext:value-type="string">
            <text:p>the insurance company</text:p>
          </table:table-cell>
          <table:table-cell office:value-type="float" office:value="1.82395139224216" calcext:value-type="float">
            <text:p>1.8239513922</text:p>
          </table:table-cell>
        </table:table-row>
        <table:table-row table:style-name="ro1">
          <table:table-cell office:value-type="string" calcext:value-type="string">
            <text:p>Does Medical coverage pay for the cost of treating injuries, rehabilitation and sometimes lost wages and funeral expenses?</text:p>
          </table:table-cell>
          <table:table-cell office:value-type="string" calcext:value-type="string">
            <text:p>Medical coverage pays for the cost of treating injuries, rehabilitation and sometimes lost wages and funeral expenses.</text:p>
          </table:table-cell>
          <table:table-cell/>
          <table:table-cell office:value-type="float" office:value="1.5234624249048" calcext:value-type="float">
            <text:p>1.5234624249</text:p>
          </table:table-cell>
        </table:table-row>
        <table:table-row table:style-name="ro1">
          <table:table-cell office:value-type="string" calcext:value-type="string">
            <text:p>Who does auto insurance protect against financial loss if you have an accident?</text:p>
          </table:table-cell>
          <table:table-cell office:value-type="string" calcext:value-type="string">
            <text:p>Auto insurance protects you against financial loss if you have an accident.</text:p>
          </table:table-cell>
          <table:table-cell office:value-type="string" calcext:value-type="string">
            <text:p>you</text:p>
          </table:table-cell>
          <table:table-cell office:value-type="float" office:value="1.51616972399438" calcext:value-type="float">
            <text:p>1.516169724</text:p>
          </table:table-cell>
        </table:table-row>
        <table:table-row table:style-name="ro1">
          <table:table-cell office:value-type="string" calcext:value-type="string">
            <text:p>Is an auto insurance policy comprised of six different kinds of coverage?</text:p>
          </table:table-cell>
          <table:table-cell office:value-type="string" calcext:value-type="string">
            <text:p>An auto insurance policy is comprised of six different kinds of coverage.</text:p>
          </table:table-cell>
          <table:table-cell/>
          <table:table-cell office:value-type="float" office:value="1.44997255126525" calcext:value-type="float">
            <text:p>1.4499725513</text:p>
          </table:table-cell>
        </table:table-row>
        <table:table-row table:style-name="ro1">
          <table:table-cell office:value-type="string" calcext:value-type="string">
            <text:p>What protects you against financial loss if you have an accident?</text:p>
          </table:table-cell>
          <table:table-cell office:value-type="string" calcext:value-type="string">
            <text:p>Auto insurance protects you against financial loss if you have an accident.</text:p>
          </table:table-cell>
          <table:table-cell office:value-type="string" calcext:value-type="string">
            <text:p>auto insurance</text:p>
          </table:table-cell>
          <table:table-cell office:value-type="float" office:value="1.37924961195723" calcext:value-type="float">
            <text:p>1.379249612</text:p>
          </table:table-cell>
        </table:table-row>
        <table:table-row table:style-name="ro1">
          <table:table-cell office:value-type="string" calcext:value-type="string">
            <text:p>Are most auto policies for six months to a year?</text:p>
          </table:table-cell>
          <table:table-cell office:value-type="string" calcext:value-type="string">
            <text:p>Most auto policies are for six months to a year.</text:p>
          </table:table-cell>
          <table:table-cell/>
          <table:table-cell office:value-type="float" office:value="1.28848664476357" calcext:value-type="float">
            <text:p>1.2884866448</text:p>
          </table:table-cell>
        </table:table-row>
        <table:table-row table:style-name="ro1">
          <table:table-cell office:value-type="string" calcext:value-type="string">
            <text:p>What does auto insurance protect you against if you have an accident?</text:p>
          </table:table-cell>
          <table:table-cell office:value-type="string" calcext:value-type="string">
            <text:p>Auto insurance protects you against financial loss if you have an accident.</text:p>
          </table:table-cell>
          <table:table-cell office:value-type="string" calcext:value-type="string">
            <text:p>against financial loss</text:p>
          </table:table-cell>
          <table:table-cell office:value-type="float" office:value="1.27777749520707" calcext:value-type="float">
            <text:p>1.2777774952</text:p>
          </table:table-cell>
        </table:table-row>
        <table:table-row table:style-name="ro1">
          <table:table-cell office:value-type="string" calcext:value-type="string">
            <text:p>What should notify you by mail when it's time to renew the policy and to pay your premium?</text:p>
          </table:table-cell>
          <table:table-cell office:value-type="string" calcext:value-type="string">
            <text:p>Your insurance company should notify you by mail when it's time to renew the policy and to pay your premium.</text:p>
          </table:table-cell>
          <table:table-cell office:value-type="string" calcext:value-type="string">
            <text:p>your insurance company</text:p>
          </table:table-cell>
          <table:table-cell office:value-type="float" office:value="1.26846335725342" calcext:value-type="float">
            <text:p>1.2684633573</text:p>
          </table:table-cell>
        </table:table-row>
        <table:table-row table:style-name="ro1">
          <table:table-cell office:value-type="string" calcext:value-type="string">
            <text:p>Does Property coverage pay for damage to or theft of your car?</text:p>
          </table:table-cell>
          <table:table-cell office:value-type="string" calcext:value-type="string">
            <text:p>Property coverage pays for damage to or theft of your car.</text:p>
          </table:table-cell>
          <table:table-cell/>
          <table:table-cell office:value-type="float" office:value="1.26082406723911" calcext:value-type="float">
            <text:p>1.2608240672</text:p>
          </table:table-cell>
        </table:table-row>
        <table:table-row table:style-name="ro1">
          <table:table-cell office:value-type="string" calcext:value-type="string">
            <text:p>Does liability coverage pay for your legal responsibility to others for bodily injury or property damage?</text:p>
          </table:table-cell>
          <table:table-cell office:value-type="string" calcext:value-type="string">
            <text:p>Liability coverage pays for your legal responsibility to others for bodily injury or property damage.</text:p>
          </table:table-cell>
          <table:table-cell/>
          <table:table-cell office:value-type="float" office:value="1.2462607995196" calcext:value-type="float">
            <text:p>1.2462607995</text:p>
          </table:table-cell>
        </table:table-row>
        <table:table-row table:style-name="ro1">
          <table:table-cell office:value-type="string" calcext:value-type="string">
            <text:p>What should your insurance company notify you by when it's time to renew the policy and to pay your premium?</text:p>
          </table:table-cell>
          <table:table-cell office:value-type="string" calcext:value-type="string">
            <text:p>Your insurance company should notify you by mail when it's time to renew the policy and to pay your premium.</text:p>
          </table:table-cell>
          <table:table-cell office:value-type="string" calcext:value-type="string">
            <text:p>by mail</text:p>
          </table:table-cell>
          <table:table-cell office:value-type="float" office:value="1.21834183007737" calcext:value-type="float">
            <text:p>1.2183418301</text:p>
          </table:table-cell>
        </table:table-row>
        <table:table-row table:style-name="ro1">
          <table:table-cell office:value-type="string" calcext:value-type="string">
            <text:p>Does auto insurance provide property, liability and medical coverage:?</text:p>
          </table:table-cell>
          <table:table-cell office:value-type="string" calcext:value-type="string">
            <text:p>Auto insurance provides property, liability and medical coverage:</text:p>
          </table:table-cell>
          <table:table-cell/>
          <table:table-cell office:value-type="float" office:value="1.20442962830897" calcext:value-type="float">
            <text:p>1.2044296283</text:p>
          </table:table-cell>
        </table:table-row>
        <table:table-row table:style-name="ro1">
          <table:table-cell office:value-type="string" calcext:value-type="string">
            <text:p>If you 're financing a car, who may also have requirements?</text:p>
          </table:table-cell>
          <table:table-cell office:value-type="string" calcext:value-type="string">
            <text:p>If you 're financing a car, your lender may also have requirements.</text:p>
          </table:table-cell>
          <table:table-cell office:value-type="string" calcext:value-type="string">
            <text:p>your lender</text:p>
          </table:table-cell>
          <table:table-cell office:value-type="float" office:value="1.16880133046011" calcext:value-type="float">
            <text:p>1.1688013305</text:p>
          </table:table-cell>
        </table:table-row>
        <table:table-row table:style-name="ro1">
          <table:table-cell office:value-type="string" calcext:value-type="string">
            <text:p>What require you to buy some, but not all, of these coverages?</text:p>
          </table:table-cell>
          <table:table-cell office:value-type="string" calcext:value-type="string">
            <text:p>Most states require you to buy some, but not all, of these coverages.</text:p>
          </table:table-cell>
          <table:table-cell office:value-type="string" calcext:value-type="string">
            <text:p>most states</text:p>
          </table:table-cell>
          <table:table-cell office:value-type="float" office:value="1.1661618567316" calcext:value-type="float">
            <text:p>1.1661618567</text:p>
          </table:table-cell>
        </table:table-row>
        <table:table-row table:style-name="ro1">
          <table:table-cell office:value-type="string" calcext:value-type="string">
            <text:p>Who should your insurance company notify by mail when it's time to renew the policy and to pay your premium?</text:p>
          </table:table-cell>
          <table:table-cell office:value-type="string" calcext:value-type="string">
            <text:p>Your insurance company should notify you by mail when it's time to renew the policy and to pay your premium.</text:p>
          </table:table-cell>
          <table:table-cell office:value-type="string" calcext:value-type="string">
            <text:p>you</text:p>
          </table:table-cell>
          <table:table-cell office:value-type="float" office:value="1.12447156066021" calcext:value-type="float">
            <text:p>1.1244715607</text:p>
          </table:table-cell>
        </table:table-row>
        <table:table-row table:style-name="ro1">
          <table:table-cell office:value-type="string" calcext:value-type="string">
            <text:p>What is a contract between you and the insurance company?</text:p>
          </table:table-cell>
          <table:table-cell office:value-type="string" calcext:value-type="string">
            <text:p>It is a contract between you and the insurance company.</text:p>
          </table:table-cell>
          <table:table-cell office:value-type="string" calcext:value-type="string">
            <text:p>it</text:p>
          </table:table-cell>
          <table:table-cell office:value-type="float" office:value="1.05058450162617" calcext:value-type="float">
            <text:p>1.0505845016</text:p>
          </table:table-cell>
        </table:table-row>
        <table:table-row table:style-name="ro1">
          <table:table-cell office:value-type="string" calcext:value-type="string">
            <text:p>Who do most states require to buy some, but not all, of these coverages?</text:p>
          </table:table-cell>
          <table:table-cell office:value-type="string" calcext:value-type="string">
            <text:p>Most states require you to buy some, but not all, of these coverages.</text:p>
          </table:table-cell>
          <table:table-cell office:value-type="string" calcext:value-type="string">
            <text:p>you</text:p>
          </table:table-cell>
          <table:table-cell office:value-type="float" office:value="1.02035622697077" calcext:value-type="float">
            <text:p>1.020356227</text:p>
          </table:table-cell>
        </table:table-row>
        <table:table-row table:style-name="ro1">
          <table:table-cell office:value-type="string" calcext:value-type="string">
            <text:p>What do most states require you to buy?</text:p>
          </table:table-cell>
          <table:table-cell office:value-type="string" calcext:value-type="string">
            <text:p>Most states require you to buy some, but not all, of these coverages.</text:p>
          </table:table-cell>
          <table:table-cell office:value-type="string" calcext:value-type="string">
            <text:p>some, but not all, of these coverages</text:p>
          </table:table-cell>
          <table:table-cell office:value-type="float" office:value="0.928968844394266" calcext:value-type="float">
            <text:p>0.9289688444</text:p>
          </table:table-cell>
        </table:table-row>
        <table:table-row table:style-name="ro1">
          <table:table-cell office:value-type="string" calcext:value-type="string">
            <text:p>If you 're financing a car, what may your lender also have?</text:p>
          </table:table-cell>
          <table:table-cell office:value-type="string" calcext:value-type="string">
            <text:p>If you 're financing a car, your lender may also have requirements.</text:p>
          </table:table-cell>
          <table:table-cell office:value-type="string" calcext:value-type="string">
            <text:p>requirements</text:p>
          </table:table-cell>
          <table:table-cell office:value-type="float" office:value="0.891001375178756" calcext:value-type="float">
            <text:p>0.8910013752</text:p>
          </table:table-cell>
        </table:table-row>
        <table:table-row table:style-name="ro1">
          <table:table-cell office:value-type="string" calcext:value-type="string">
            <text:p>Who agrees to pay the premium?</text:p>
          </table:table-cell>
          <table:table-cell office:value-type="string" calcext:value-type="string">
            <text:p>You agree to pay the premium and the insurance company agrees to pay your losses as defined in your policy.</text:p>
          </table:table-cell>
          <table:table-cell office:value-type="string" calcext:value-type="string">
            <text:p>you</text:p>
          </table:table-cell>
          <table:table-cell office:value-type="float" office:value="0.866989687947635" calcext:value-type="float">
            <text:p>0.8669896879</text:p>
          </table:table-cell>
        </table:table-row>
        <table:table-row table:style-name="ro1">
          <table:table-cell office:value-type="string" calcext:value-type="string">
            <text:p>What does the insurance company agree to pay?</text:p>
          </table:table-cell>
          <table:table-cell office:value-type="string" calcext:value-type="string">
            <text:p>You agree to pay the premium and the insurance company agrees to pay your losses as defined in your policy.</text:p>
          </table:table-cell>
          <table:table-cell office:value-type="string" calcext:value-type="string">
            <text:p>your losses as defined in your policy</text:p>
          </table:table-cell>
          <table:table-cell office:value-type="float" office:value="0.82370169442677" calcext:value-type="float">
            <text:p>0.8237016944</text:p>
          </table:table-cell>
        </table:table-row>
        <table:table-row table:style-name="ro1">
          <table:table-cell office:value-type="string" calcext:value-type="string">
            <text:p>What do you agree to pay?</text:p>
          </table:table-cell>
          <table:table-cell office:value-type="string" calcext:value-type="string">
            <text:p>You agree to pay the premium and the insurance company agrees to pay your losses as defined in your policy.</text:p>
          </table:table-cell>
          <table:table-cell office:value-type="string" calcext:value-type="string">
            <text:p>the premium</text:p>
          </table:table-cell>
          <table:table-cell office:value-type="float" office:value="0.807669021119208" calcext:value-type="float">
            <text:p>0.8076690211</text:p>
          </table:table-cell>
        </table:table-row>
        <table:table-row table:style-name="ro1">
          <table:table-cell office:value-type="string" calcext:value-type="string">
            <text:p>Does the insurance company agree to pay your losses as defined in your policy?</text:p>
          </table:table-cell>
          <table:table-cell office:value-type="string" calcext:value-type="string">
            <text:p>You agree to pay the premium and the insurance company agrees to pay your losses as defined in your policy.</text:p>
          </table:table-cell>
          <table:table-cell office:value-type="float" office:value="0.772622430959945" calcext:value-type="float">
            <text:p>0.772622431</text:p>
          </table:table-cell>
          <table:table-cell/>
        </table:table-row>
        <table:table-row table:style-name="ro1">
          <table:table-cell office:value-type="string" calcext:value-type="string">
            <text:p>Does auto insurance protect you against financial loss if you have an accident?</text:p>
          </table:table-cell>
          <table:table-cell office:value-type="string" calcext:value-type="string">
            <text:p>Auto insurance protects you against financial loss if you have an accident.</text:p>
          </table:table-cell>
          <table:table-cell/>
          <table:table-cell office:value-type="float" office:value="0.317986236569618" calcext:value-type="float">
            <text:p>0.3179862366</text:p>
          </table:table-cell>
        </table:table-row>
        <table:table-row table:style-name="ro1">
          <table:table-cell office:value-type="string" calcext:value-type="string">
            <text:p>What is it?</text:p>
          </table:table-cell>
          <table:table-cell office:value-type="string" calcext:value-type="string">
            <text:p>It is a contract between you and the insurance company.</text:p>
          </table:table-cell>
          <table:table-cell office:value-type="string" calcext:value-type="string">
            <text:p>a contract between you and the insurance company</text:p>
          </table:table-cell>
          <table:table-cell office:value-type="float" office:value="0.286985405743361" calcext:value-type="float">
            <text:p>0.2869854057</text:p>
          </table:table-cell>
        </table:table-row>
        <table:table-row table:style-name="ro1">
          <table:table-cell office:value-type="string" calcext:value-type="string">
            <text:p>Should your insurance company notify you by mail when it's time to renew the policy and to pay your premium?</text:p>
          </table:table-cell>
          <table:table-cell office:value-type="string" calcext:value-type="string">
            <text:p>Your insurance company should notify you by mail when it's time to renew the policy and to pay your premium.</text:p>
          </table:table-cell>
          <table:table-cell/>
          <table:table-cell office:value-type="float" office:value="0.238692514213342" calcext:value-type="float">
            <text:p>0.2386925142</text:p>
          </table:table-cell>
        </table:table-row>
        <table:table-row table:style-name="ro1">
          <table:table-cell office:value-type="string" calcext:value-type="string">
            <text:p>If you 're financing a car, may your lender also have requirements?</text:p>
          </table:table-cell>
          <table:table-cell office:value-type="string" calcext:value-type="string">
            <text:p>If you 're financing a car, your lender may also have requirements.</text:p>
          </table:table-cell>
          <table:table-cell/>
          <table:table-cell office:value-type="float" office:value="0.131362762746429" calcext:value-type="float">
            <text:p>0.1313627627</text:p>
          </table:table-cell>
        </table:table-row>
        <table:table-row table:style-name="ro1">
          <table:table-cell office:value-type="string" calcext:value-type="string">
            <text:p>Do most states require you to buy some, but not all, of these coverages?</text:p>
          </table:table-cell>
          <table:table-cell office:value-type="string" calcext:value-type="string">
            <text:p>Most states require you to buy some, but not all, of these coverages.</text:p>
          </table:table-cell>
          <table:table-cell/>
          <table:table-cell office:value-type="float" office:value="0.118516141956075" calcext:value-type="float">
            <text:p>0.118516142</text:p>
          </table:table-cell>
        </table:table-row>
        <table:table-row table:style-name="ro1">
          <table:table-cell office:value-type="string" calcext:value-type="string">
            <text:p>Do you agree to pay the premium?</text:p>
          </table:table-cell>
          <table:table-cell office:value-type="string" calcext:value-type="string">
            <text:p>You agree to pay the premium and the insurance company agrees to pay your losses as defined in your policy.</text:p>
          </table:table-cell>
          <table:table-cell/>
          <table:table-cell office:value-type="float" office:value="0.0337268993618252" calcext:value-type="float">
            <text:p>0.0337268994</text:p>
          </table:table-cell>
        </table:table-row>
        <table:table-row table:style-name="ro1">
          <table:table-cell office:value-type="string" calcext:value-type="string">
            <text:p>Is it a contract between you and the insurance company?</text:p>
          </table:table-cell>
          <table:table-cell office:value-type="string" calcext:value-type="string">
            <text:p>It is a contract between you and the insurance company.</text:p>
          </table:table-cell>
          <table:table-cell/>
          <table:table-cell office:value-type="float" office:value="-0.160995061905699" calcext:value-type="float">
            <text:p>-0.1609950619</text:p>
          </table:table-cell>
        </table:table-row>
        <table:table-row table:style-name="ro1">
          <table:table-cell office:value-type="string" calcext:value-type="string">
            <text:p>What does the insurance transaction involve the insured assuming?</text:p>
          </table:table-cell>
          <table:table-cell office:value-type="string" calcext:value-type="string">
            <text:p>The insurance transaction involves the insured assuming a guaranteed and known relatively small loss in the form of payment to the insurer in exchange for the insurer's promise to compensate the insured in the event of a covered loss.</text:p>
          </table:table-cell>
          <table:table-cell office:value-type="string" calcext:value-type="string">
            <text:p>a guaranteed and known relatively small loss in the form of payment to the insurer in exchange for the insurer's promise to compensate the insured in the event of a covered loss</text:p>
          </table:table-cell>
          <table:table-cell office:value-type="float" office:value="2.92889675496874" calcext:value-type="float">
            <text:p>2.928896755</text:p>
          </table:table-cell>
        </table:table-row>
        <table:table-row table:style-name="ro1">
          <table:table-cell office:value-type="string" calcext:value-type="string">
            <text:p>What must involve something in which the insured has an insurable interest established by ownership, possession, or preexisting relationship?</text:p>
          </table:table-cell>
          <table:table-cell office:value-type="string" calcext:value-type="string">
            <text:p>The loss may or may not be financial, but it must be reducible to financial terms, and must involve something in which the insured has an insurable interest established by ownership, possession, or preexisting relationship.</text:p>
          </table:table-cell>
          <table:table-cell office:value-type="string" calcext:value-type="string">
            <text:p>financial loss</text:p>
          </table:table-cell>
          <table:table-cell office:value-type="float" office:value="2.6843585910523" calcext:value-type="float">
            <text:p>2.6843585911</text:p>
          </table:table-cell>
        </table:table-row>
        <table:table-row table:style-name="ro1">
          <table:table-cell office:value-type="string" calcext:value-type="string">
            <text:p>What is a means of protection from financial loss?</text:p>
          </table:table-cell>
          <table:table-cell office:value-type="string" calcext:value-type="string">
            <text:p>Insurance is a means of protection from financial loss.</text:p>
          </table:table-cell>
          <table:table-cell office:value-type="string" calcext:value-type="string">
            <text:p>Insurance</text:p>
          </table:table-cell>
          <table:table-cell office:value-type="float" office:value="2.50693308055804" calcext:value-type="float">
            <text:p>2.5069330806</text:p>
          </table:table-cell>
        </table:table-row>
        <table:table-row table:style-name="ro1">
          <table:table-cell office:value-type="string" calcext:value-type="string">
            <text:p>What must financial loss involve in which the insured has an insurable interest established by ownership, possession, or preexisting relationship?</text:p>
          </table:table-cell>
          <table:table-cell office:value-type="string" calcext:value-type="string">
            <text:p>The loss may or may not be financial, but it must be reducible to financial terms, and must involve something in which the insured has an insurable interest established by ownership, possession, or preexisting relationship.</text:p>
          </table:table-cell>
          <table:table-cell office:value-type="string" calcext:value-type="string">
            <text:p>something</text:p>
          </table:table-cell>
          <table:table-cell office:value-type="float" office:value="2.50444603074043" calcext:value-type="float">
            <text:p>2.5044460307</text:p>
          </table:table-cell>
        </table:table-row>
        <table:table-row table:style-name="ro1">
          <table:table-cell office:value-type="string" calcext:value-type="string">
            <text:p>What is an entity which provides insurance known as?</text:p>
          </table:table-cell>
          <table:table-cell office:value-type="string" calcext:value-type="string">
            <text:p>An entity which provides insurance is known as an insurer, insurance company, or insurance carrier.</text:p>
          </table:table-cell>
          <table:table-cell office:value-type="string" calcext:value-type="string">
            <text:p>as an insurer</text:p>
          </table:table-cell>
          <table:table-cell office:value-type="float" office:value="2.48688084350896" calcext:value-type="float">
            <text:p>2.4868808435</text:p>
          </table:table-cell>
        </table:table-row>
        <table:table-row table:style-name="ro1">
          <table:table-cell office:value-type="string" calcext:value-type="string">
            <text:p>Who is a person or entity who buys insurance known as?</text:p>
          </table:table-cell>
          <table:table-cell office:value-type="string" calcext:value-type="string">
            <text:p>A person or entity who buys insurance is known as an insured or policyholder.</text:p>
          </table:table-cell>
          <table:table-cell office:value-type="string" calcext:value-type="string">
            <text:p>as an insured or policyholder</text:p>
          </table:table-cell>
          <table:table-cell office:value-type="float" office:value="2.47887329307866" calcext:value-type="float">
            <text:p>2.4788732931</text:p>
          </table:table-cell>
        </table:table-row>
        <table:table-row table:style-name="ro1">
          <table:table-cell office:value-type="string" calcext:value-type="string">
            <text:p>What is Insurance a means of?</text:p>
          </table:table-cell>
          <table:table-cell office:value-type="string" calcext:value-type="string">
            <text:p>Insurance is a means of protection from financial loss.</text:p>
          </table:table-cell>
          <table:table-cell office:value-type="string" calcext:value-type="string">
            <text:p>of protection from financial loss</text:p>
          </table:table-cell>
          <table:table-cell office:value-type="float" office:value="2.38808284951766" calcext:value-type="float">
            <text:p>2.3880828495</text:p>
          </table:table-cell>
        </table:table-row>
        <table:table-row table:style-name="ro1">
          <table:table-cell office:value-type="string" calcext:value-type="string">
            <text:p>What is a form of risk management primarily used to hedge against the risk of a contingent, uncertain loss?</text:p>
          </table:table-cell>
          <table:table-cell office:value-type="string" calcext:value-type="string">
            <text:p>It is a form of risk management primarily used to hedge against the risk of a contingent, uncertain loss.</text:p>
          </table:table-cell>
          <table:table-cell office:value-type="string" calcext:value-type="string">
            <text:p>Insurance</text:p>
          </table:table-cell>
          <table:table-cell office:value-type="float" office:value="2.34063401559992" calcext:value-type="float">
            <text:p>2.3406340156</text:p>
          </table:table-cell>
        </table:table-row>
        <table:table-row table:style-name="ro1">
          <table:table-cell office:value-type="string" calcext:value-type="string">
            <text:p>What is Insurance a form of primarily used to hedge against the risk of a contingent, uncertain loss?</text:p>
          </table:table-cell>
          <table:table-cell office:value-type="string" calcext:value-type="string">
            <text:p>It is a form of risk management primarily used to hedge against the risk of a contingent, uncertain loss.</text:p>
          </table:table-cell>
          <table:table-cell office:value-type="string" calcext:value-type="string">
            <text:p>of risk management</text:p>
          </table:table-cell>
          <table:table-cell office:value-type="float" office:value="2.32801509035849" calcext:value-type="float">
            <text:p>2.3280150904</text:p>
          </table:table-cell>
        </table:table-row>
        <table:table-row table:style-name="ro1">
          <table:table-cell office:value-type="string" calcext:value-type="string">
            <text:p>What must be reducible to financial terms?</text:p>
          </table:table-cell>
          <table:table-cell office:value-type="string" calcext:value-type="string">
            <text:p>The loss may or may not be financial, but it must be reducible to financial terms, and must involve something in which the insured has an insurable interest established by ownership, possession, or preexisting relationship.</text:p>
          </table:table-cell>
          <table:table-cell office:value-type="string" calcext:value-type="string">
            <text:p>financial loss</text:p>
          </table:table-cell>
          <table:table-cell office:value-type="float" office:value="2.16672340674318" calcext:value-type="float">
            <text:p>2.1667234067</text:p>
          </table:table-cell>
        </table:table-row>
        <table:table-row table:style-name="ro1">
          <table:table-cell office:value-type="string" calcext:value-type="string">
            <text:p>Who is known as an insured or policyholder?</text:p>
          </table:table-cell>
          <table:table-cell office:value-type="string" calcext:value-type="string">
            <text:p>A person or entity who buys insurance is known as an insured or policyholder.</text:p>
          </table:table-cell>
          <table:table-cell office:value-type="string" calcext:value-type="string">
            <text:p>a person or entity who buys insurance</text:p>
          </table:table-cell>
          <table:table-cell office:value-type="float" office:value="2.05649604699466" calcext:value-type="float">
            <text:p>2.056496047</text:p>
          </table:table-cell>
        </table:table-row>
        <table:table-row table:style-name="ro1">
          <table:table-cell office:value-type="string" calcext:value-type="string">
            <text:p>What is insurance company, or insurance carrier?</text:p>
          </table:table-cell>
          <table:table-cell office:value-type="string" calcext:value-type="string">
            <text:p>An entity which provides insurance is known as an insurer, insurance company, or insurance carrier.</text:p>
          </table:table-cell>
          <table:table-cell office:value-type="string" calcext:value-type="string">
            <text:p>the insurer</text:p>
          </table:table-cell>
          <table:table-cell office:value-type="float" office:value="2.0072077779303" calcext:value-type="float">
            <text:p>2.0072077779</text:p>
          </table:table-cell>
        </table:table-row>
        <table:table-row table:style-name="ro1">
          <table:table-cell office:value-type="string" calcext:value-type="string">
            <text:p>What must financial loss be reducible to?</text:p>
          </table:table-cell>
          <table:table-cell office:value-type="string" calcext:value-type="string">
            <text:p>The loss may or may not be financial, but it must be reducible to financial terms, and must involve something in which the insured has an insurable interest established by ownership, possession, or preexisting relationship.</text:p>
          </table:table-cell>
          <table:table-cell office:value-type="string" calcext:value-type="string">
            <text:p>to financial terms</text:p>
          </table:table-cell>
          <table:table-cell office:value-type="float" office:value="1.97047145103587" calcext:value-type="float">
            <text:p>1.970471451</text:p>
          </table:table-cell>
        </table:table-row>
        <table:table-row table:style-name="ro1">
          <table:table-cell office:value-type="string" calcext:value-type="string">
            <text:p>What is known as an insurer?</text:p>
          </table:table-cell>
          <table:table-cell office:value-type="string" calcext:value-type="string">
            <text:p>An entity which provides insurance is known as an insurer, insurance company, or insurance carrier.</text:p>
          </table:table-cell>
          <table:table-cell office:value-type="string" calcext:value-type="string">
            <text:p>an entity which provides insurance</text:p>
          </table:table-cell>
          <table:table-cell office:value-type="float" office:value="1.91366095663786" calcext:value-type="float">
            <text:p>1.9136609566</text:p>
          </table:table-cell>
        </table:table-row>
        <table:table-row table:style-name="ro1">
          <table:table-cell office:value-type="string" calcext:value-type="string">
            <text:p>What is Insurance?</text:p>
          </table:table-cell>
          <table:table-cell office:value-type="string" calcext:value-type="string">
            <text:p>It is a form of risk management primarily used to hedge against the risk of a contingent, uncertain loss.</text:p>
          </table:table-cell>
          <table:table-cell office:value-type="string" calcext:value-type="string">
            <text:p>a form of risk management primarily used to hedge against the risk of a contingent, uncertain loss</text:p>
          </table:table-cell>
          <table:table-cell office:value-type="float" office:value="1.8028655510552" calcext:value-type="float">
            <text:p>1.8028655511</text:p>
          </table:table-cell>
        </table:table-row>
        <table:table-row table:style-name="ro1">
          <table:table-cell office:value-type="string" calcext:value-type="string">
            <text:p>What is the insurer?</text:p>
          </table:table-cell>
          <table:table-cell office:value-type="string" calcext:value-type="string">
            <text:p>An entity which provides insurance is known as an insurer, insurance company, or insurance carrier.</text:p>
          </table:table-cell>
          <table:table-cell office:value-type="string" calcext:value-type="string">
            <text:p>insurance company, or insurance carrier</text:p>
          </table:table-cell>
          <table:table-cell office:value-type="float" office:value="1.75790810028282" calcext:value-type="float">
            <text:p>1.7579081003</text:p>
          </table:table-cell>
        </table:table-row>
        <table:table-row table:style-name="ro1">
          <table:table-cell office:value-type="string" calcext:value-type="string">
            <text:p>Is an entity which provides insurance known as an insurer?</text:p>
          </table:table-cell>
          <table:table-cell office:value-type="string" calcext:value-type="string">
            <text:p>An entity which provides insurance is known as an insurer, insurance company, or insurance carrier.</text:p>
          </table:table-cell>
          <table:table-cell/>
          <table:table-cell office:value-type="float" office:value="1.54956417810801" calcext:value-type="float">
            <text:p>1.5495641781</text:p>
          </table:table-cell>
        </table:table-row>
        <table:table-row table:style-name="ro1">
          <table:table-cell office:value-type="string" calcext:value-type="string">
            <text:p>What must it involve in which the insured has an insurable interest established by ownership, possession, or preexisting relationship?</text:p>
          </table:table-cell>
          <table:table-cell office:value-type="string" calcext:value-type="string">
            <text:p>The loss may or may not be financial, but it must be reducible to financial terms, and must involve something in which the insured has an insurable interest established by ownership, possession, or preexisting relationship.</text:p>
          </table:table-cell>
          <table:table-cell office:value-type="string" calcext:value-type="string">
            <text:p>something</text:p>
          </table:table-cell>
          <table:table-cell office:value-type="float" office:value="1.52138470910611" calcext:value-type="float">
            <text:p>1.5213847091</text:p>
          </table:table-cell>
        </table:table-row>
        <table:table-row table:style-name="ro1">
          <table:table-cell office:value-type="string" calcext:value-type="string">
            <text:p>Must financial loss involve something in which the insured has an insurable interest established by ownership, possession, or preexisting relationship?</text:p>
          </table:table-cell>
          <table:table-cell office:value-type="string" calcext:value-type="string">
            <text:p>The loss may or may not be financial, but it must be reducible to financial terms, and must involve something in which the insured has an insurable interest established by ownership, possession, or preexisting relationship.</text:p>
          </table:table-cell>
          <table:table-cell/>
          <table:table-cell office:value-type="float" office:value="1.51191313375126" calcext:value-type="float">
            <text:p>1.5119131338</text:p>
          </table:table-cell>
        </table:table-row>
        <table:table-row table:style-name="ro1">
          <table:table-cell office:value-type="string" calcext:value-type="string">
            <text:p>Is Insurance a means of protection from financial loss?</text:p>
          </table:table-cell>
          <table:table-cell office:value-type="string" calcext:value-type="string">
            <text:p>Insurance is a means of protection from financial loss.</text:p>
          </table:table-cell>
          <table:table-cell/>
          <table:table-cell office:value-type="float" office:value="1.48507481215452" calcext:value-type="float">
            <text:p>1.4850748122</text:p>
          </table:table-cell>
        </table:table-row>
        <table:table-row table:style-name="ro1">
          <table:table-cell office:value-type="string" calcext:value-type="string">
            <text:p>Is a person or entity who buys insurance known as an insured or policyholder?</text:p>
          </table:table-cell>
          <table:table-cell office:value-type="string" calcext:value-type="string">
            <text:p>A person or entity who buys insurance is known as an insured or policyholder.</text:p>
          </table:table-cell>
          <table:table-cell/>
          <table:table-cell office:value-type="float" office:value="1.48413167264208" calcext:value-type="float">
            <text:p>1.4841316726</text:p>
          </table:table-cell>
        </table:table-row>
        <table:table-row table:style-name="ro1">
          <table:table-cell office:value-type="string" calcext:value-type="string">
            <text:p>Must financial loss be reducible to financial terms?</text:p>
          </table:table-cell>
          <table:table-cell office:value-type="string" calcext:value-type="string">
            <text:p>The loss may or may not be financial, but it must be reducible to financial terms, and must involve something in which the insured has an insurable interest established by ownership, possession, or preexisting relationship.</text:p>
          </table:table-cell>
          <table:table-cell/>
          <table:table-cell office:value-type="float" office:value="1.33011910874633" calcext:value-type="float">
            <text:p>1.3301191087</text:p>
          </table:table-cell>
        </table:table-row>
        <table:table-row table:style-name="ro1">
          <table:table-cell office:value-type="string" calcext:value-type="string">
            <text:p>What may or may not be financial?</text:p>
          </table:table-cell>
          <table:table-cell office:value-type="string" calcext:value-type="string">
            <text:p>The loss may or may not be financial, but it must be reducible to financial terms, and must involve something in which the insured has an insurable interest established by ownership, possession, or preexisting relationship.</text:p>
          </table:table-cell>
          <table:table-cell office:value-type="string" calcext:value-type="string">
            <text:p>the loss</text:p>
          </table:table-cell>
          <table:table-cell office:value-type="float" office:value="1.24263572406885" calcext:value-type="float">
            <text:p>1.2426357241</text:p>
          </table:table-cell>
        </table:table-row>
        <table:table-row table:style-name="ro1">
          <table:table-cell office:value-type="string" calcext:value-type="string">
            <text:p>What is it a form of primarily used to hedge against the risk of a contingent, uncertain loss?</text:p>
          </table:table-cell>
          <table:table-cell office:value-type="string" calcext:value-type="string">
            <text:p>It is a form of risk management primarily used to hedge against the risk of a contingent, uncertain loss.</text:p>
          </table:table-cell>
          <table:table-cell office:value-type="string" calcext:value-type="string">
            <text:p>of risk management</text:p>
          </table:table-cell>
          <table:table-cell office:value-type="float" office:value="1.23212355619157" calcext:value-type="float">
            <text:p>1.2321235562</text:p>
          </table:table-cell>
        </table:table-row>
        <table:table-row table:style-name="ro1">
          <table:table-cell office:value-type="string" calcext:value-type="string">
            <text:p>Is Insurance a form of risk management primarily used to hedge against the risk of a contingent, uncertain loss?</text:p>
          </table:table-cell>
          <table:table-cell office:value-type="string" calcext:value-type="string">
            <text:p>It is a form of risk management primarily used to hedge against the risk of a contingent, uncertain loss.</text:p>
          </table:table-cell>
          <table:table-cell/>
          <table:table-cell office:value-type="float" office:value="1.22756295410168" calcext:value-type="float">
            <text:p>1.2275629541</text:p>
          </table:table-cell>
        </table:table-row>
        <table:table-row table:style-name="ro1">
          <table:table-cell office:value-type="string" calcext:value-type="string">
            <text:p>Is the insurer insurance company, or insurance carrier?</text:p>
          </table:table-cell>
          <table:table-cell office:value-type="string" calcext:value-type="string">
            <text:p>An entity which provides insurance is known as an insurer, insurance company, or insurance carrier.</text:p>
          </table:table-cell>
          <table:table-cell/>
          <table:table-cell office:value-type="float" office:value="1.10328198622807" calcext:value-type="float">
            <text:p>1.1032819862</text:p>
          </table:table-cell>
        </table:table-row>
        <table:table-row table:style-name="ro1">
          <table:table-cell office:value-type="string" calcext:value-type="string">
            <text:p>What must it be reducible to?</text:p>
          </table:table-cell>
          <table:table-cell office:value-type="string" calcext:value-type="string">
            <text:p>The loss may or may not be financial, but it must be reducible to financial terms, and must involve something in which the insured has an insurable interest established by ownership, possession, or preexisting relationship.</text:p>
          </table:table-cell>
          <table:table-cell office:value-type="string" calcext:value-type="string">
            <text:p>to financial terms</text:p>
          </table:table-cell>
          <table:table-cell office:value-type="float" office:value="0.943579276271749" calcext:value-type="float">
            <text:p>0.9435792763</text:p>
          </table:table-cell>
        </table:table-row>
        <table:table-row table:style-name="ro1">
          <table:table-cell office:value-type="string" calcext:value-type="string">
            <text:p>Must it involve something in which the insured has an insurable interest established by ownership, possession, or preexisting relationship?</text:p>
          </table:table-cell>
          <table:table-cell office:value-type="string" calcext:value-type="string">
            <text:p>The loss may or may not be financial, but it must be reducible to financial terms, and must involve something in which the insured has an insurable interest established by ownership, possession, or preexisting relationship.</text:p>
          </table:table-cell>
          <table:table-cell/>
          <table:table-cell office:value-type="float" office:value="0.529190363090121" calcext:value-type="float">
            <text:p>0.5291903631</text:p>
          </table:table-cell>
        </table:table-row>
        <table:table-row table:style-name="ro1">
          <table:table-cell office:value-type="string" calcext:value-type="string">
            <text:p>What is it?</text:p>
          </table:table-cell>
          <table:table-cell office:value-type="string" calcext:value-type="string">
            <text:p>It is a form of risk management primarily used to hedge against the risk of a contingent, uncertain loss.</text:p>
          </table:table-cell>
          <table:table-cell office:value-type="string" calcext:value-type="string">
            <text:p>a form of risk management primarily used to hedge against the risk of a contingent, uncertain loss</text:p>
          </table:table-cell>
          <table:table-cell office:value-type="float" office:value="0.481155140363246" calcext:value-type="float">
            <text:p>0.4811551404</text:p>
          </table:table-cell>
        </table:table-row>
        <table:table-row table:style-name="ro1">
          <table:table-cell office:value-type="string" calcext:value-type="string">
            <text:p>Must it be reducible to financial terms?</text:p>
          </table:table-cell>
          <table:table-cell office:value-type="string" calcext:value-type="string">
            <text:p>The loss may or may not be financial, but it must be reducible to financial terms, and must involve something in which the insured has an insurable interest established by ownership, possession, or preexisting relationship.</text:p>
          </table:table-cell>
          <table:table-cell/>
          <table:table-cell office:value-type="float" office:value="0.219377903485127" calcext:value-type="float">
            <text:p>0.2193779035</text:p>
          </table:table-cell>
        </table:table-row>
        <table:table-row table:style-name="ro1">
          <table:table-cell office:value-type="string" calcext:value-type="string">
            <text:p>Is it a form of risk management primarily used to hedge against the risk of a contingent, uncertain loss?</text:p>
          </table:table-cell>
          <table:table-cell office:value-type="string" calcext:value-type="string">
            <text:p>It is a form of risk management primarily used to hedge against the risk of a contingent, uncertain loss.</text:p>
          </table:table-cell>
          <table:table-cell/>
          <table:table-cell office:value-type="float" office:value="0.130563468143536" calcext:value-type="float">
            <text:p>0.1305634681</text:p>
          </table:table-cell>
        </table:table-row>
        <table:table-row table:style-name="ro1">
          <table:table-cell office:value-type="string" calcext:value-type="string">
            <text:p>If the insured experiences a loss which is potentially covered by the insurance policy, what does the insured submit for processing by a claims adjuster?</text:p>
          </table:table-cell>
          <table:table-cell office:value-type="string" calcext:value-type="string">
            <text:p>If the insured experiences a loss which is potentially covered by the insurance policy, the insured submits a claim to the insurer for processing by a claims adjuster.</text:p>
          </table:table-cell>
          <table:table-cell office:value-type="string" calcext:value-type="string">
            <text:p>a claim to the insurer</text:p>
          </table:table-cell>
          <table:table-cell office:value-type="float" office:value="2.54947711512571" calcext:value-type="float">
            <text:p>2.5494771151</text:p>
          </table:table-cell>
        </table:table-row>
        <table:table-row table:style-name="ro1">
          <table:table-cell office:value-type="string" calcext:value-type="string">
            <text:p>Who receives a contract under which the insured will be financially compensated?</text:p>
          </table:table-cell>
          <table:table-cell office:value-type="string" calcext:value-type="string">
            <text:p>The insured receives a contract, called the insurance policy, which details the conditions and circumstances under which the insured will be financially compensated.</text:p>
          </table:table-cell>
          <table:table-cell office:value-type="string" calcext:value-type="string">
            <text:p>the insured</text:p>
          </table:table-cell>
          <table:table-cell office:value-type="float" office:value="2.53233550250102" calcext:value-type="float">
            <text:p>2.5323355025</text:p>
          </table:table-cell>
        </table:table-row>
        <table:table-row table:style-name="ro1">
          <table:table-cell office:value-type="string" calcext:value-type="string">
            <text:p>Who does auto insurance protect against financial loss?</text:p>
          </table:table-cell>
          <table:table-cell office:value-type="string" calcext:value-type="string">
            <text:p>Auto insurance protects the policyholder against financial loss in the event of an incident involving a vehicle they own, such as in a traffic collision.</text:p>
          </table:table-cell>
          <table:table-cell office:value-type="string" calcext:value-type="string">
            <text:p>the policyholder</text:p>
          </table:table-cell>
          <table:table-cell office:value-type="float" office:value="2.49414659497316" calcext:value-type="float">
            <text:p>2.494146595</text:p>
          </table:table-cell>
        </table:table-row>
        <table:table-row table:style-name="ro1">
          <table:table-cell office:value-type="string" calcext:value-type="string">
            <text:p>What protects the policyholder against financial loss?</text:p>
          </table:table-cell>
          <table:table-cell office:value-type="string" calcext:value-type="string">
            <text:p>Auto insurance protects the policyholder against financial loss in the event of an incident involving a vehicle they own, such as in a traffic collision.</text:p>
          </table:table-cell>
          <table:table-cell office:value-type="string" calcext:value-type="string">
            <text:p>auto insurance</text:p>
          </table:table-cell>
          <table:table-cell office:value-type="float" office:value="2.40729293092035" calcext:value-type="float">
            <text:p>2.4072929309</text:p>
          </table:table-cell>
        </table:table-row>
        <table:table-row table:style-name="ro1">
          <table:table-cell office:value-type="string" calcext:value-type="string">
            <text:p>What does auto insurance protect the policyholder against?</text:p>
          </table:table-cell>
          <table:table-cell office:value-type="string" calcext:value-type="string">
            <text:p>Auto insurance protects the policyholder against financial loss in the event of an incident involving a vehicle they own, such as in a traffic collision.</text:p>
          </table:table-cell>
          <table:table-cell office:value-type="string" calcext:value-type="string">
            <text:p>against financial loss</text:p>
          </table:table-cell>
          <table:table-cell office:value-type="float" office:value="2.40457741058727" calcext:value-type="float">
            <text:p>2.4045774106</text:p>
          </table:table-cell>
        </table:table-row>
        <table:table-row table:style-name="ro1">
          <table:table-cell office:value-type="string" calcext:value-type="string">
            <text:p>What does the insured receive under which the insured will be financially compensated?</text:p>
          </table:table-cell>
          <table:table-cell office:value-type="string" calcext:value-type="string">
            <text:p>The insured receives a contract, called the insurance policy, which details the conditions and circumstances under which the insured will be financially compensated.</text:p>
          </table:table-cell>
          <table:table-cell office:value-type="string" calcext:value-type="string">
            <text:p>a contract</text:p>
          </table:table-cell>
          <table:table-cell office:value-type="float" office:value="2.34479570428913" calcext:value-type="float">
            <text:p>2.3447957043</text:p>
          </table:table-cell>
        </table:table-row>
        <table:table-row table:style-name="ro1">
          <table:table-cell office:value-type="string" calcext:value-type="string">
            <text:p>What is called the premium?</text:p>
          </table:table-cell>
          <table:table-cell office:value-type="string" calcext:value-type="string">
            <text:p>The amount of money charged by the insurer to the insured for the coverage set forth in the insurance policy is called the premium.</text:p>
          </table:table-cell>
          <table:table-cell office:value-type="string" calcext:value-type="string">
            <text:p>the amount of money charged by the insurer to the insured for the coverage set forth in the insurance policy</text:p>
          </table:table-cell>
          <table:table-cell office:value-type="float" office:value="2.07345935277826" calcext:value-type="float">
            <text:p>2.0734593528</text:p>
          </table:table-cell>
        </table:table-row>
        <table:table-row table:style-name="ro1">
          <table:table-cell office:value-type="string" calcext:value-type="string">
            <text:p>What is the amount of money charged by the insurer to the insured for the coverage set forth in the insurance policy called?</text:p>
          </table:table-cell>
          <table:table-cell office:value-type="string" calcext:value-type="string">
            <text:p>The amount of money charged by the insurer to the insured for the coverage set forth in the insurance policy is called the premium.</text:p>
          </table:table-cell>
          <table:table-cell office:value-type="string" calcext:value-type="string">
            <text:p>the premium</text:p>
          </table:table-cell>
          <table:table-cell office:value-type="float" office:value="2.06086888352569" calcext:value-type="float">
            <text:p>2.0608688835</text:p>
          </table:table-cell>
        </table:table-row>
        <table:table-row table:style-name="ro1">
          <table:table-cell office:value-type="string" calcext:value-type="string">
            <text:p>If the insured experiences a loss which is potentially covered by the insurance policy, what submits a claim to the insurer for processing by a claims adjuster?</text:p>
          </table:table-cell>
          <table:table-cell office:value-type="string" calcext:value-type="string">
            <text:p>If the insured experiences a loss which is potentially covered by the insurance policy, the insured submits a claim to the insurer for processing by a claims adjuster.</text:p>
          </table:table-cell>
          <table:table-cell office:value-type="string" calcext:value-type="string">
            <text:p>the insured</text:p>
          </table:table-cell>
          <table:table-cell office:value-type="float" office:value="2.01627460451246" calcext:value-type="float">
            <text:p>2.0162746045</text:p>
          </table:table-cell>
        </table:table-row>
        <table:table-row table:style-name="ro1">
          <table:table-cell office:value-type="string" calcext:value-type="string">
            <text:p>What is called the insurance policy?</text:p>
          </table:table-cell>
          <table:table-cell office:value-type="string" calcext:value-type="string">
            <text:p>The insured receives a contract, called the insurance policy, which details the conditions and circumstances under which the insured will be financially compensated.</text:p>
          </table:table-cell>
          <table:table-cell office:value-type="string" calcext:value-type="string">
            <text:p>the contract</text:p>
          </table:table-cell>
          <table:table-cell office:value-type="float" office:value="1.81073234689628" calcext:value-type="float">
            <text:p>1.8107323469</text:p>
          </table:table-cell>
        </table:table-row>
        <table:table-row table:style-name="ro1">
          <table:table-cell office:value-type="string" calcext:value-type="string">
            <text:p>What is the contract called?</text:p>
          </table:table-cell>
          <table:table-cell office:value-type="string" calcext:value-type="string">
            <text:p>The insured receives a contract, called the insurance policy, which details the conditions and circumstances under which the insured will be financially compensated.</text:p>
          </table:table-cell>
          <table:table-cell office:value-type="string" calcext:value-type="string">
            <text:p>the insurance policy</text:p>
          </table:table-cell>
          <table:table-cell office:value-type="float" office:value="1.66698230826753" calcext:value-type="float">
            <text:p>1.6669823083</text:p>
          </table:table-cell>
        </table:table-row>
        <table:table-row table:style-name="ro1">
          <table:table-cell office:value-type="string" calcext:value-type="string">
            <text:p>Does auto insurance protect the policyholder against financial loss?</text:p>
          </table:table-cell>
          <table:table-cell office:value-type="string" calcext:value-type="string">
            <text:p>Auto insurance protects the policyholder against financial loss in the event of an incident involving a vehicle they own, such as in a traffic collision.</text:p>
          </table:table-cell>
          <table:table-cell/>
          <table:table-cell office:value-type="float" office:value="1.48875581062877" calcext:value-type="float">
            <text:p>1.4887558106</text:p>
          </table:table-cell>
        </table:table-row>
        <table:table-row table:style-name="ro1">
          <table:table-cell office:value-type="string" calcext:value-type="string">
            <text:p>Does the insured receive a contract under which the insured will be financially compensated?</text:p>
          </table:table-cell>
          <table:table-cell office:value-type="string" calcext:value-type="string">
            <text:p>The insured receives a contract, called the insurance policy, which details the conditions and circumstances under which the insured will be financially compensated.</text:p>
          </table:table-cell>
          <table:table-cell/>
          <table:table-cell office:value-type="float" office:value="1.39068208585304" calcext:value-type="float">
            <text:p>1.3906820859</text:p>
          </table:table-cell>
        </table:table-row>
        <table:table-row table:style-name="ro1">
          <table:table-cell office:value-type="string" calcext:value-type="string">
            <text:p>Is the amount of money charged by the insurer to the insured for the coverage set forth in the insurance policy called the premium?</text:p>
          </table:table-cell>
          <table:table-cell office:value-type="string" calcext:value-type="string">
            <text:p>The amount of money charged by the insurer to the insured for the coverage set forth in the insurance policy is called the premium.</text:p>
          </table:table-cell>
          <table:table-cell/>
          <table:table-cell office:value-type="float" office:value="1.27719814169642" calcext:value-type="float">
            <text:p>1.2771981417</text:p>
          </table:table-cell>
        </table:table-row>
        <table:table-row table:style-name="ro1">
          <table:table-cell office:value-type="string" calcext:value-type="string">
            <text:p>What typically includes:?</text:p>
          </table:table-cell>
          <table:table-cell office:value-type="string" calcext:value-type="string">
            <text:p>Coverage typically includes:</text:p>
          </table:table-cell>
          <table:table-cell office:value-type="string" calcext:value-type="string">
            <text:p>Coverage</text:p>
          </table:table-cell>
          <table:table-cell office:value-type="float" office:value="1.26159160771574" calcext:value-type="float">
            <text:p>1.2615916077</text:p>
          </table:table-cell>
        </table:table-row>
        <table:table-row table:style-name="ro1">
          <table:table-cell office:value-type="string" calcext:value-type="string">
            <text:p>Is the contract called the insurance policy?</text:p>
          </table:table-cell>
          <table:table-cell office:value-type="string" calcext:value-type="string">
            <text:p>The insured receives a contract, called the insurance policy, which details the conditions and circumstances under which the insured will be financially compensated.</text:p>
          </table:table-cell>
          <table:table-cell/>
          <table:table-cell office:value-type="float" office:value="0.890790401479307" calcext:value-type="float">
            <text:p>0.8907904015</text:p>
          </table:table-cell>
        </table:table-row>
        <table:table-row table:style-name="ro1">
          <table:table-cell office:value-type="string" calcext:value-type="string">
            <text:p>Does Coverage typically include:?</text:p>
          </table:table-cell>
          <table:table-cell office:value-type="string" calcext:value-type="string">
            <text:p>Coverage typically includes:</text:p>
          </table:table-cell>
          <table:table-cell/>
          <table:table-cell office:value-type="float" office:value="0.785282846350788" calcext:value-type="float">
            <text:p>0.7852828464</text:p>
          </table:table-cell>
        </table:table-row>
        <table:table-row table:style-name="ro1">
          <table:table-cell office:value-type="string" calcext:value-type="string">
            <text:p>What is insurance for cars, trucks, motorcycles, and other road vehicles?</text:p>
          </table:table-cell>
          <table:table-cell office:value-type="string" calcext:value-type="string">
            <text:p>Vehicle insurance (also known as car insurance, motor insurance or auto insurance) is insurance for cars, trucks, motorcycles, and other road vehicles.</text:p>
          </table:table-cell>
          <table:table-cell office:value-type="string" calcext:value-type="string">
            <text:p>Vehicle insurance</text:p>
          </table:table-cell>
          <table:table-cell office:value-type="float" office:value="2.56828872890914" calcext:value-type="float">
            <text:p>2.5682887289</text:p>
          </table:table-cell>
        </table:table-row>
        <table:table-row table:style-name="ro1">
          <table:table-cell office:value-type="string" calcext:value-type="string">
            <text:p>What vary with legal regulations in each region?</text:p>
          </table:table-cell>
          <table:table-cell office:value-type="string" calcext:value-type="string">
            <text:p>The specific terms of vehicle insurance vary with legal regulations in each region.</text:p>
          </table:table-cell>
          <table:table-cell office:value-type="string" calcext:value-type="string">
            <text:p>the specific terms of vehicle insurance</text:p>
          </table:table-cell>
          <table:table-cell office:value-type="float" office:value="2.5504686398002" calcext:value-type="float">
            <text:p>2.5504686398</text:p>
          </table:table-cell>
        </table:table-row>
        <table:table-row table:style-name="ro1">
          <table:table-cell office:value-type="string" calcext:value-type="string">
            <text:p>What do the specific terms of vehicle insurance vary with?</text:p>
          </table:table-cell>
          <table:table-cell office:value-type="string" calcext:value-type="string">
            <text:p>The specific terms of vehicle insurance vary with legal regulations in each region.</text:p>
          </table:table-cell>
          <table:table-cell office:value-type="string" calcext:value-type="string">
            <text:p>with legal regulations in each region</text:p>
          </table:table-cell>
          <table:table-cell office:value-type="float" office:value="2.43400852134428" calcext:value-type="float">
            <text:p>2.4340085213</text:p>
          </table:table-cell>
        </table:table-row>
        <table:table-row table:style-name="ro1">
          <table:table-cell office:value-type="string" calcext:value-type="string">
            <text:p>What may vehicle insurance additionally offer to the vehicle to a lesser degree?</text:p>
          </table:table-cell>
          <table:table-cell office:value-type="string" calcext:value-type="string">
            <text:p>To a lesser degree vehicle insurance may additionally offer financial protection against theft of the vehicle and possibly damage to the vehicle, sustained from things other than traffic collisions, such as keying and damage sustained by colliding with stationary objects.</text:p>
          </table:table-cell>
          <table:table-cell office:value-type="string" calcext:value-type="string">
            <text:p>financial protection against theft of the vehicle and possibly damage</text:p>
          </table:table-cell>
          <table:table-cell office:value-type="float" office:value="2.40657651835235" calcext:value-type="float">
            <text:p>2.4065765184</text:p>
          </table:table-cell>
        </table:table-row>
        <table:table-row table:style-name="ro1">
          <table:table-cell office:value-type="string" calcext:value-type="string">
            <text:p>What is Vehicle insurance?</text:p>
          </table:table-cell>
          <table:table-cell office:value-type="string" calcext:value-type="string">
            <text:p>Vehicle insurance (also known as car insurance, motor insurance or auto insurance) is insurance for cars, trucks, motorcycles, and other road vehicles.</text:p>
          </table:table-cell>
          <table:table-cell office:value-type="string" calcext:value-type="string">
            <text:p>insurance for cars, trucks, motorcycles, and other road vehicles</text:p>
          </table:table-cell>
          <table:table-cell office:value-type="float" office:value="2.26082586489514" calcext:value-type="float">
            <text:p>2.2608258649</text:p>
          </table:table-cell>
        </table:table-row>
        <table:table-row table:style-name="ro1">
          <table:table-cell office:value-type="string" calcext:value-type="string">
            <text:p>What is to provide financial protection against physical damage and\/or bodily injury resulting from traffic collisions and against liability that could also arise there from?</text:p>
          </table:table-cell>
          <table:table-cell office:value-type="string" calcext:value-type="string">
            <text:p>Its primary use is to provide financial protection against physical damage and\/or bodily injury resulting from traffic collisions and against liability that could also arise there from.</text:p>
          </table:table-cell>
          <table:table-cell office:value-type="string" calcext:value-type="string">
            <text:p>Vehicle insurance's primary use</text:p>
          </table:table-cell>
          <table:table-cell office:value-type="float" office:value="2.20897676207267" calcext:value-type="float">
            <text:p>2.2089767621</text:p>
          </table:table-cell>
        </table:table-row>
        <table:table-row table:style-name="ro1">
          <table:table-cell office:value-type="string" calcext:value-type="string">
            <text:p>What may additionally offer financial protection against theft of the vehicle and possibly damage to the vehicle to a lesser degree?</text:p>
          </table:table-cell>
          <table:table-cell office:value-type="string" calcext:value-type="string">
            <text:p>To a lesser degree vehicle insurance may additionally offer financial protection against theft of the vehicle and possibly damage to the vehicle, sustained from things other than traffic collisions, such as keying and damage sustained by colliding with stationary objects.</text:p>
          </table:table-cell>
          <table:table-cell office:value-type="string" calcext:value-type="string">
            <text:p>vehicle insurance</text:p>
          </table:table-cell>
          <table:table-cell office:value-type="float" office:value="2.1194556795771" calcext:value-type="float">
            <text:p>2.1194556796</text:p>
          </table:table-cell>
        </table:table-row>
        <table:table-row table:style-name="ro1">
          <table:table-cell office:value-type="string" calcext:value-type="string">
            <text:p>What may vehicle insurance additionally offer financial protection against theft of the vehicle and possibly damage to to a lesser degree?</text:p>
          </table:table-cell>
          <table:table-cell office:value-type="string" calcext:value-type="string">
            <text:p>To a lesser degree vehicle insurance may additionally offer financial protection against theft of the vehicle and possibly damage to the vehicle, sustained from things other than traffic collisions, such as keying and damage sustained by colliding with stationary objects.</text:p>
          </table:table-cell>
          <table:table-cell office:value-type="string" calcext:value-type="string">
            <text:p>to the vehicle</text:p>
          </table:table-cell>
          <table:table-cell office:value-type="float" office:value="2.02185471298699" calcext:value-type="float">
            <text:p>2.021854713</text:p>
          </table:table-cell>
        </table:table-row>
        <table:table-row table:style-name="ro1">
          <table:table-cell office:value-type="string" calcext:value-type="string">
            <text:p>What may vehicle insurance additionally offer financial protection against theft of the vehicle and possibly damage to the vehicle to?</text:p>
          </table:table-cell>
          <table:table-cell office:value-type="string" calcext:value-type="string">
            <text:p>To a lesser degree vehicle insurance may additionally offer financial protection against theft of the vehicle and possibly damage to the vehicle, sustained from things other than traffic collisions, such as keying and damage sustained by colliding with stationary objects.</text:p>
          </table:table-cell>
          <table:table-cell office:value-type="string" calcext:value-type="string">
            <text:p>to a lesser degree</text:p>
          </table:table-cell>
          <table:table-cell office:value-type="float" office:value="1.97295931819984" calcext:value-type="float">
            <text:p>1.9729593182</text:p>
          </table:table-cell>
        </table:table-row>
        <table:table-row table:style-name="ro1">
          <table:table-cell office:value-type="string" calcext:value-type="string">
            <text:p>Is Vehicle insurance insurance for cars, trucks, motorcycles, and other road vehicles?</text:p>
          </table:table-cell>
          <table:table-cell office:value-type="string" calcext:value-type="string">
            <text:p>Vehicle insurance (also known as car insurance, motor insurance or auto insurance) is insurance for cars, trucks, motorcycles, and other road vehicles.</text:p>
          </table:table-cell>
          <table:table-cell/>
          <table:table-cell office:value-type="float" office:value="1.64798093187022" calcext:value-type="float">
            <text:p>1.6479809319</text:p>
          </table:table-cell>
        </table:table-row>
        <table:table-row table:style-name="ro1">
          <table:table-cell office:value-type="string" calcext:value-type="string">
            <text:p>Do the specific terms of vehicle insurance vary with legal regulations in each region?</text:p>
          </table:table-cell>
          <table:table-cell office:value-type="string" calcext:value-type="string">
            <text:p>The specific terms of vehicle insurance vary with legal regulations in each region.</text:p>
          </table:table-cell>
          <table:table-cell/>
          <table:table-cell office:value-type="float" office:value="1.39783706457194" calcext:value-type="float">
            <text:p>1.3978370646</text:p>
          </table:table-cell>
        </table:table-row>
        <table:table-row table:style-name="ro1">
          <table:table-cell office:value-type="string" calcext:value-type="string">
            <text:p>May vehicle insurance additionally offer financial protection against theft of the vehicle and possibly damage to the vehicle to a lesser degree?</text:p>
          </table:table-cell>
          <table:table-cell office:value-type="string" calcext:value-type="string">
            <text:p>To a lesser degree vehicle insurance may additionally offer financial protection against theft of the vehicle and possibly damage to the vehicle, sustained from things other than traffic collisions, such as keying and damage sustained by colliding with stationary objects.</text:p>
          </table:table-cell>
          <table:table-cell/>
          <table:table-cell office:value-type="float" office:value="1.29803294864536" calcext:value-type="float">
            <text:p>1.2980329486</text:p>
          </table:table-cell>
        </table:table-row>
        <table:table-row table:style-name="ro1">
          <table:table-cell office:value-type="string" calcext:value-type="string">
            <text:p>Is Vehicle insurance's primary use to provide financial protection against physical damage and\/or bodily injury resulting from traffic collisions and against liability that could also arise there from?</text:p>
          </table:table-cell>
          <table:table-cell office:value-type="string" calcext:value-type="string">
            <text:p>Its primary use is to provide financial protection against physical damage and\/or bodily injury resulting from traffic collisions and against liability that could also arise there from.</text:p>
          </table:table-cell>
          <table:table-cell/>
          <table:table-cell office:value-type="float" office:value="0.414437898065486" calcext:value-type="float">
            <text:p>0.4144378981</text:p>
          </table:table-cell>
        </table:table-row>
        <table:table-row table:style-name="ro1">
          <table:table-cell office:value-type="string" calcext:value-type="string">
            <text:p>Is its primary use to provide financial protection against physical damage and\/or bodily injury resulting from traffic collisions and against liability that could also arise there from?</text:p>
          </table:table-cell>
          <table:table-cell office:value-type="string" calcext:value-type="string">
            <text:p>Its primary use is to provide financial protection against physical damage and\/or bodily injury resulting from traffic collisions and against liability that could also arise there from.</text:p>
          </table:table-cell>
          <table:table-cell office:value-type="float" office:value="-0.139344938579467" calcext:value-type="float">
            <text:p>-0.1393449386</text:p>
          </table:table-cell>
          <table:table-cell/>
        </table:table-row>
        <table:table-row table:style-name="ro1">
          <table:table-cell office:value-type="string" calcext:value-type="string">
            <text:p>What can be either mandated by the government or determined by the insurance company in accordance to a framework of regulations set by the government?</text:p>
          </table:table-cell>
          <table:table-cell office:value-type="string" calcext:value-type="string">
            <text:p>Depending on the jurisdiction, the insurance premium can be either mandated by the government or determined by the insurance company in accordance to a framework of regulations set by the government.</text:p>
          </table:table-cell>
          <table:table-cell office:value-type="string" calcext:value-type="string">
            <text:p>the insurance premium</text:p>
          </table:table-cell>
          <table:table-cell office:value-type="float" office:value="2.44951564898187" calcext:value-type="float">
            <text:p>2.449515649</text:p>
          </table:table-cell>
        </table:table-row>
        <table:table-row table:style-name="ro1">
          <table:table-cell office:value-type="string" calcext:value-type="string">
            <text:p>What is the process by which vehicle insurers determine whether or not to insure an individual and what insurance premium to charge?</text:p>
          </table:table-cell>
          <table:table-cell office:value-type="string" calcext:value-type="string">
            <text:p>Auto insurance risk selection is the process by which vehicle insurers determine whether or not to insure an individual and what insurance premium to charge.</text:p>
          </table:table-cell>
          <table:table-cell office:value-type="string" calcext:value-type="string">
            <text:p>Auto insurance risk selection</text:p>
          </table:table-cell>
          <table:table-cell office:value-type="float" office:value="2.42567119339808" calcext:value-type="float">
            <text:p>2.4256711934</text:p>
          </table:table-cell>
        </table:table-row>
        <table:table-row table:style-name="ro1">
          <table:table-cell office:value-type="string" calcext:value-type="string">
            <text:p>What is Auto insurance risk selection by which vehicle insurers determine whether or not to insure an individual and what insurance premium to charge?</text:p>
          </table:table-cell>
          <table:table-cell office:value-type="string" calcext:value-type="string">
            <text:p>Auto insurance risk selection is the process by which vehicle insurers determine whether or not to insure an individual and what insurance premium to charge.</text:p>
          </table:table-cell>
          <table:table-cell office:value-type="string" calcext:value-type="string">
            <text:p>the process</text:p>
          </table:table-cell>
          <table:table-cell office:value-type="float" office:value="2.39939209866833" calcext:value-type="float">
            <text:p>2.3993920987</text:p>
          </table:table-cell>
        </table:table-row>
        <table:table-row table:style-name="ro1">
          <table:table-cell office:value-type="string" calcext:value-type="string">
            <text:p>What will have more freedom to set the price on physical damage coverages than on mandatory liability coverages?</text:p>
          </table:table-cell>
          <table:table-cell office:value-type="string" calcext:value-type="string">
            <text:p>Often, the insurer will have more freedom to set the price on physical damage coverages than on mandatory liability coverages.</text:p>
          </table:table-cell>
          <table:table-cell office:value-type="string" calcext:value-type="string">
            <text:p>the insurer</text:p>
          </table:table-cell>
          <table:table-cell office:value-type="float" office:value="2.14263084163835" calcext:value-type="float">
            <text:p>2.1426308416</text:p>
          </table:table-cell>
        </table:table-row>
        <table:table-row table:style-name="ro1">
          <table:table-cell office:value-type="string" calcext:value-type="string">
            <text:p>What not to insure an individual and what insurance premium to charge?</text:p>
          </table:table-cell>
          <table:table-cell office:value-type="string" calcext:value-type="string">
            <text:p>Auto insurance risk selection is the process by which vehicle insurers determine whether or not to insure an individual and what insurance premium to charge.</text:p>
          </table:table-cell>
          <table:table-cell office:value-type="string" calcext:value-type="string">
            <text:p>or</text:p>
          </table:table-cell>
          <table:table-cell office:value-type="float" office:value="1.99990264182168" calcext:value-type="float">
            <text:p>1.9999026418</text:p>
          </table:table-cell>
        </table:table-row>
        <table:table-row table:style-name="ro1">
          <table:table-cell office:value-type="string" calcext:value-type="string">
            <text:p>Is Auto insurance risk selection the process by which vehicle insurers determine whether or not to insure an individual and what insurance premium to charge?</text:p>
          </table:table-cell>
          <table:table-cell office:value-type="string" calcext:value-type="string">
            <text:p>Auto insurance risk selection is the process by which vehicle insurers determine whether or not to insure an individual and what insurance premium to charge.</text:p>
          </table:table-cell>
          <table:table-cell/>
          <table:table-cell office:value-type="float" office:value="1.59991291409929" calcext:value-type="float">
            <text:p>1.5999129141</text:p>
          </table:table-cell>
        </table:table-row>
        <table:table-row table:style-name="ro1">
          <table:table-cell office:value-type="string" calcext:value-type="string">
            <text:p>Will the insurer have more freedom to set the price on physical damage coverages than on mandatory liability coverages?</text:p>
          </table:table-cell>
          <table:table-cell office:value-type="string" calcext:value-type="string">
            <text:p>Often, the insurer will have more freedom to set the price on physical damage coverages than on mandatory liability coverages.</text:p>
          </table:table-cell>
          <table:table-cell/>
          <table:table-cell office:value-type="float" office:value="1.5664583940196" calcext:value-type="float">
            <text:p>1.566458394</text:p>
          </table:table-cell>
        </table:table-row>
        <table:table-row table:style-name="ro1">
          <table:table-cell office:value-type="string" calcext:value-type="string">
            <text:p>What will the insurer have?</text:p>
          </table:table-cell>
          <table:table-cell office:value-type="string" calcext:value-type="string">
            <text:p>Often, the insurer will have more freedom to set the price on physical damage coverages than on mandatory liability coverages.</text:p>
          </table:table-cell>
          <table:table-cell office:value-type="string" calcext:value-type="string">
            <text:p>more freedom to set the price on physical damage coverages than on mandatory liability coverages</text:p>
          </table:table-cell>
          <table:table-cell office:value-type="float" office:value="1.49845016275187" calcext:value-type="float">
            <text:p>1.4984501628</text:p>
          </table:table-cell>
        </table:table-row>
        <table:table-row table:style-name="ro1">
          <table:table-cell office:value-type="string" calcext:value-type="string">
            <text:p>Can the insurance premium be either mandated by the government or determined by the insurance company in accordance to a framework of regulations set by the government?</text:p>
          </table:table-cell>
          <table:table-cell office:value-type="string" calcext:value-type="string">
            <text:p>Depending on the jurisdiction, the insurance premium can be either mandated by the government or determined by the insurance company in accordance to a framework of regulations set by the government.</text:p>
          </table:table-cell>
          <table:table-cell/>
          <table:table-cell office:value-type="float" office:value="1.37313251887877" calcext:value-type="float">
            <text:p>1.3731325189</text:p>
          </table:table-cell>
        </table:table-row>
        <table:table-row table:style-name="ro1">
          <table:table-cell office:value-type="string" calcext:value-type="string">
            <text:p>Who or not to insure?</text:p>
          </table:table-cell>
          <table:table-cell office:value-type="string" calcext:value-type="string">
            <text:p>Auto insurance risk selection is the process by which vehicle insurers determine whether or not to insure an individual and what insurance premium to charge.</text:p>
          </table:table-cell>
          <table:table-cell office:value-type="string" calcext:value-type="string">
            <text:p>an individual and what insurance premium to charge</text:p>
          </table:table-cell>
          <table:table-cell office:value-type="float" office:value="1.24277189228679" calcext:value-type="float">
            <text:p>1.242771892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2:48:07.866713221</meta:creation-date>
    <dc:date>2017-01-29T12:56:09.398917462</dc:date>
    <meta:editing-duration>PT8M</meta:editing-duration>
    <meta:editing-cycles>3</meta:editing-cycles>
    <meta:generator>LibreOffice/5.1.4.2$Linux_x86 LibreOffice_project/10m0$Build-2</meta:generator>
    <meta:document-statistic meta:table-count="1" meta:cell-count="424" meta:object-count="0"/>
  </office:meta>
</office:document-meta>
</file>